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3366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3366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3366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ЧАЛО на проекта „Септември 2006“</text:p>
      <text:p text:style-name="P3"/>
      <text:p text:style-name="P6">Проект: Mastering Waves</text:p>
      <text:p text:style-name="P3"/>
      <text:list text:style-name="L1">
        <text:list-header>
          <text:p text:style-name="P8">Етап 1</text:p>
        </text:list-header>
        <text:list-item>
          <text:p text:style-name="P9">Разработване на индикатор за МТ4 визуализиращ вълните</text:p>
          <text:list>
            <text:list-item>
              <text:p text:style-name="P9">Отчитане взаимното положожение на вълнте, м1, м2, м0...</text:p>
            </text:list-item>
            <text:list-item>
              <text:p text:style-name="P9">Визуализиране на правилата</text:p>
            </text:list-item>
            <text:list-item>
              <text:p text:style-name="P9">Вграждане на логиката на неформалните правила.</text:p>
            </text:list-item>
          </text:list>
        </text:list-item>
      </text:list>
      <text:p text:style-name="P4">ЗАВЪРШЕН</text:p>
      <text:p text:style-name="Standard"/>
      <text:p text:style-name="P1">Етап 2</text:p>
      <text:list text:style-name="L1">
        <text:list-item text:start-value="1">
          <text:p text:style-name="P9">Разработване на софтуер <text:span text:style-name="T1">подържащ каталози </text:span></text:p>
          <text:list>
            <text:list-item>
              <text:p text:style-name="P9">с пълна функционалност</text:p>
            </text:list-item>
          </text:list>
        </text:list-item>
      </text:list>
      <text:p text:style-name="P4">ЗАВЪРШЕН</text:p>
      <text:p text:style-name="P2"/>
      <text:p text:style-name="P1">Етап 3</text:p>
      <text:list text:style-name="L1">
        <text:list-item text:start-value="1">
          <text:p text:style-name="P9">Създаване и попълване на каталозите с данни <text:span text:style-name="T1"><text:s/></text:span></text:p>
        </text:list-item>
      </text:list>
      <text:p text:style-name="P4">ЗАВЪРШЕН</text:p>
      <text:p text:style-name="P2"/>
      <text:p text:style-name="P1">Етап 4</text:p>
      <text:list text:style-name="L1">
        <text:list-item text:start-value="1">
          <text:p text:style-name="P30">Разработване, създаване и разширавяне на неформалните правила и пълно описания на моделите като масиви от данни готови за компютърна обраборка, с помоща на базата данни от <text:span text:style-name="T1">етап 2,3</text:span>.</text:p>
        </text:list-item>
      </text:list>
      <text:p text:style-name="P4">ОТПАДА</text:p>
      <text:list text:style-name="L1" text:continue-numbering="true">
        <text:list-item>
          <text:list text:continue-numbering="true">
            <text:list-header>
              <text:p text:style-name="P9"/>
            </text:list-header>
          </text:list>
        </text:list-item>
      </text:list>
      <text:p text:style-name="P1">Етап 5</text:p>
      <text:list text:style-name="L1">
        <text:list-item text:start-value="1">
          <text:p text:style-name="P30">Създаване на на логически прогнозиращ модул на с база, данните от етап 2.</text:p>
          <text:list>
            <text:list-item>
              <text:p text:style-name="P30">Множество варианти с различна успеваемост.</text:p>
            </text:list-item>
          </text:list>
        </text:list-item>
        <text:list-item>
          <text:p text:style-name="P30">Интегриране с МТ4 от етап 1</text:p>
        </text:list-item>
      </text:list>
      <text:p text:style-name="P4">ОТПАДА</text:p>
      <text:p text:style-name="P1">Етап 6</text:p>
      <text:list text:style-name="L1">
        <text:list-item text:start-value="1">
          <text:p text:style-name="P9">Завършване и последни довършителни работи по целия проект.</text:p>
        </text:list-item>
      </text:list>
      <text:p text:style-name="P29">В процес на работа</text:p>
      <text:p text:style-name="P2"/>
      <text:p text:style-name="P2">Крайна дата за завъшване на всички етапи: <text:span text:style-name="T1">„Декември 2008“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/>
      <text:list text:style-name="L1" text:continue-numbering="true">
        <text:list-header>
          <text:p text:style-name="P25"><text:span text:style-name="T3">Етап 3<text:line-break/></text:span><text:span text:style-name="T4">(Създаване на всички необходими каталози)</text:span></text:p>
          <text:p text:style-name="P26"/>
          <text:p text:style-name="P26">/В процес на работа/</text:p>
        </text:list-header>
      </text:list>
      <text:list text:style-name="L1">
        <text:list-item text:start-value="1">
          <text:p text:style-name="P9">Каталог за вълните – <text:span text:style-name="T1">Етап 1</text:span></text:p>
          <text:list>
            <text:list-item>
              <text:p text:style-name="P9">Създаване и обмисляне на структората на каталога</text:p>
            </text:list-item>
          </text:list>
        </text:list-item>
        <text:list-item>
          <text:p text:style-name="P9">Каталог за правилата - <text:span text:style-name="T1">Етап 2</text:span></text:p>
          <text:list>
            <text:list-item>
              <text:p text:style-name="P9">Създаване и обмисляне на структората на каталога.</text:p>
            </text:list-item>
          </text:list>
        </text:list-item>
        <text:list-item>
          <text:p text:style-name="P9">Каталог за Начина на работа по вълните - <text:span text:style-name="T2">Етап 3</text:span></text:p>
          <text:list>
            <text:list-item>
              <text:p text:style-name="P9">Създаване и обмисляне на структората на каталога.</text:p>
            </text:list-item>
          </text:list>
        </text:list-item>
      </text:list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7-16T18:36:53</meta:creation-date>
    <dc:date>2007-12-12T13:40:18</dc:date>
    <dc:language>en-US</dc:language>
    <meta:editing-cycles>12</meta:editing-cycles>
    <meta:editing-duration>PT22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5" meta:word-count="188" meta:character-count="1191"/>
  </office:meta>
</office:document-meta>
</file>